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can" svg:font-family="Macan, 'Helvetica Neue', Helvetica, Arial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in" fo:margin-bottom="0.0835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.1665in" style:contextual-spacing="false" fo:line-height="100%"/>
    </style:style>
    <style:style style:name="P4" style:family="paragraph" style:parent-style-name="Standard">
      <style:paragraph-properties fo:margin-top="0in" fo:margin-bottom="0.1945in" style:contextual-spacing="false" fo:line-height="100%"/>
    </style:style>
    <style:style style:name="P5" style:family="paragraph" style:parent-style-name="Standard" style:list-style-name="WWNum2">
      <style:paragraph-properties fo:margin-top="0in" fo:margin-bottom="0in" style:contextual-spacing="false" fo:line-height="100%"/>
    </style:style>
    <style:style style:name="P6" style:family="paragraph" style:parent-style-name="Standard" style:list-style-name="WWNum3">
      <style:paragraph-properties fo:margin-top="0in" fo:margin-bottom="0in" style:contextual-spacing="false" fo:line-height="100%"/>
    </style:style>
    <style:style style:name="P7" style:family="paragraph" style:parent-style-name="Standard" style:list-style-name="WWNum4">
      <style:paragraph-properties fo:margin-top="0in" fo:margin-bottom="0in" style:contextual-spacing="false" fo:line-height="100%"/>
    </style:style>
    <style:style style:name="P8" style:family="paragraph" style:parent-style-name="Standard" style:list-style-name="WWNum5">
      <style:paragraph-properties fo:margin-top="0in" fo:margin-bottom="0.0835in" style:contextual-spacing="false" fo:line-height="100%"/>
    </style:style>
    <style:style style:name="P9" style:family="paragraph" style:parent-style-name="Standard" style:list-style-name="WWNum5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top="0in" fo:margin-bottom="0.1945in" style:contextual-spacing="false" fo:line-height="100%"/>
      <style:text-properties fo:color="#1f1f1f" loext:opacity="100%" style:font-name="Arial" fo:font-size="11pt" style:letter-kerning="false" style:font-name-asian="Times New Roman1" style:font-size-asian="11pt" style:font-name-complex="Arial1" style:font-size-complex="11pt" loext:padding="0in" loext:border="none" loext:shadow="none"/>
    </style:style>
    <style:style style:name="P11" style:family="paragraph" style:parent-style-name="Standard">
      <style:text-properties fo:color="#1f1f1f" loext:opacity="100%" style:font-name="Arial" fo:font-size="11pt" style:letter-kerning="false" style:font-name-asian="Times New Roman1" style:font-size-asian="11pt" style:font-name-complex="Arial1" style:font-size-complex="11pt" loext:padding="0in" loext:border="none" loext:shadow="none"/>
    </style:style>
    <style:style style:name="P12" style:family="paragraph" style:parent-style-name="Standard">
      <style:text-properties fo:color="#1f1f1f" loext:opacity="100%" style:font-name="Arial" fo:font-weight="bold" style:letter-kerning="false" style:font-name-asian="Times New Roman1" style:font-weight-asian="bold" style:font-name-complex="Arial1" style:font-weight-complex="bold" loext:padding="0in" loext:border="none" loext:shadow="none"/>
    </style:style>
    <style:style style:name="P13" style:family="paragraph" style:parent-style-name="Standard">
      <style:text-properties officeooo:rsid="001a0502" officeooo:paragraph-rsid="001a0502"/>
    </style:style>
    <style:style style:name="P14" style:family="paragraph">
      <loext:graphic-properties draw:fill="solid" draw:fill-color="#808080"/>
      <style:paragraph-properties fo:text-align="center"/>
    </style:style>
    <style:style style:name="T1" style:family="text">
      <style:text-properties fo:color="#1f1f1f" loext:opacity="100%" style:font-name="Arial" style:letter-kerning="false" style:font-name-asian="Times New Roman1" style:font-name-complex="Arial1"/>
    </style:style>
    <style:style style:name="T2" style:family="text">
      <style:text-properties fo:color="#1f1f1f" loext:opacity="100%" style:font-name="Arial" fo:font-size="11pt" style:letter-kerning="false" style:font-name-asian="Times New Roman1" style:font-size-asian="11pt" style:font-name-complex="Arial1" style:font-size-complex="11pt"/>
    </style:style>
    <style:style style:name="T3" style:family="text">
      <style:text-properties fo:color="#1f1f1f" loext:opacity="100%" style:font-name="Arial" fo:font-size="11pt" style:letter-kerning="false" style:font-name-asian="Times New Roman1" style:font-size-asian="11pt" style:font-name-complex="Arial1" style:font-size-complex="11pt" loext:padding="0in" loext:border="none" loext:shadow="none"/>
    </style:style>
    <style:style style:name="T4" style:family="text">
      <style:text-properties fo:color="#444746" loext:opacity="100%" style:font-name="Arial" fo:font-size="11pt" style:letter-kerning="false" style:font-name-asian="Times New Roman1" style:font-size-asian="11pt" style:font-name-complex="Arial1" style:font-size-complex="11pt" loext:padding="0in" loext:border="none" loext:shadow="none"/>
    </style:style>
    <style:style style:name="T5" style:family="text">
      <style:text-properties fo:font-variant="normal" fo:text-transform="none" fo:color="#222325" loext:opacity="100%" style:font-name="Macan" fo:font-size="10.5pt" fo:letter-spacing="normal" fo:font-style="normal" fo:font-weight="normal"/>
    </style:style>
    <style:style style:name="T6" style:family="text">
      <style:text-properties fo:font-variant="normal" fo:text-transform="none" fo:color="#222325" loext:opacity="100%" fo:letter-spacing="normal"/>
    </style:style>
    <style:style style:name="gr1" style:family="graphic">
      <style:graphic-properties draw:stroke="none" svg:stroke-width="0in" draw:fill="solid" draw:fill-color="#808080" draw:textarea-horizontal-align="center" draw:textarea-vertical-align="top" draw:auto-grow-height="false" fo:margin-left="0in" fo:margin-right="0in" fo:margin-top="0in" fo:margin-bottom="0.0835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0" draw:style-name="gr1" draw:text-style-name="P14" svg:width="6.5004in" svg:height="0.0012in"><text:p/></draw:rect></text:p>
      <text:p text:style-name="P2"><text:span text:style-name="T2">New Project: Pillar 4 (The NPC Psychology Engine) + Data Attached</text:span></text:p>
      <text:p text:style-name="P3"><text:span text:style-name="T2">Hi Arman,</text:span></text:p>
      <text:p text:style-name="P4"><text:span text:style-name="T2">I am ready to kick off Pillar 4: The NPC Casting Director.</text:span></text:p>
      <text:p text:style-name="P4"><text:span text:style-name="T2">The Goal:</text:span></text:p>
      <text:p text:style-name="P4"><text:span text:style-name="T2">Build a Python engine that generates context-aware NPC profiles by selecting from a "Hierarchy of Tropes" based on the environment.</text:span></text:p>
      <text:p text:style-name="P4"><text:span text:style-name="T2">The Data (Attached):</text:span></text:p>
      <text:p text:style-name="P4"><text:span text:style-name="T2">I have generated the core datasets myself to fast-track this.</text:span></text:p>
      <text:list xml:id="list2066015526" text:style-name="WWNum2">
        <text:list-item>
          <text:p text:style-name="P5"><text:span text:style-name="T4">archetypes_parent_logic.json</text:span><text:span text:style-name="T2">: 50 Core Classes (Logic Layer) with OCEAN stat biases.</text:span></text:p>
        </text:list-item>
        <text:list-item>
          <text:p text:style-name="P5"><text:span text:style-name="T4">tropes_child_flavor.json</text:span><text:span text:style-name="T2">: 500 Narrative Variants (Flavor Layer).</text:span></text:p>
        </text:list-item>
        <text:list-item>
          <text:p text:style-name="P5"><text:span text:style-name="T4">sf_context_grid.json</text:span><text:span text:style-name="T2">: The Map/Biome input source.</text:span></text:p>
        </text:list-item>
      </text:list>
      <text:p text:style-name="P10"/>
      <text:p text:style-name="P4"><text:span text:style-name="T2">1. Semantic Mapping (Crucial)</text:span></text:p>
      <text:p text:style-name="P4"><text:span text:style-name="T2">The tropes_child_flavor.json file uses descriptive synonyms for the parent_archetype (e.g., it might say "Visionary Commander" instead of the exact ID "The Sovereign").</text:span></text:p>
      <text:list xml:id="list1996845182" text:style-name="WWNum3">
        <text:list-item>
          <text:p text:style-name="P6"><text:span text:style-name="T3">Action:</text:span><text:span text:style-name="T2"> Use your Embedding/Vector stack (from Pillar 3) to automatically cluster the 500 Children to the </text:span><text:span text:style-name="T3">best-fitting Parent</text:span><text:span text:style-name="T2"> from the Logic file.</text:span></text:p>
        </text:list-item>
        <text:list-item>
          <text:p text:style-name="P6"><text:span text:style-name="T3">Constraint:</text:span><text:span text:style-name="T2"> Do not rely on exact string matching. Use semantic similarity.</text:span></text:p>
        </text:list-item>
        <text:list-item>
          <text:p text:style-name="P6"><text:span text:style-name="T3">Output:</text:span><text:span text:style-name="T2"> A </text:span><text:span text:style-name="T4">config_archetypes_mapped.json</text:span><text:span text:style-name="T2"> showing the final resolved hierarchy.</text:span></text:p>
        </text:list-item>
      </text:list>
      <text:p text:style-name="P4"><text:span text:style-name="T2">2. The Biome Translation Layer</text:span></text:p>
      <text:p text:style-name="P4"><text:span text:style-name="T2">The attached map (sf_context_grid.json) uses real-world San Francisco data (Urban, Park, Water).</text:span></text:p>
      <text:list xml:id="list1003119068" text:style-name="WWNum4">
        <text:list-item>
          <text:p text:style-name="P7"><text:span text:style-name="T3">Action:</text:span><text:span text:style-name="T2"> Write a simple dictionary in your script to map these to our fictional themes:</text:span></text:p>
          <text:list>
            <text:list-item>
              <text:p text:style-name="P7"><text:span text:style-name="T2">Map </text:span><text:span text:style-name="T4">Urban</text:span><text:span text:style-name="T2"> coords </text:span><text:span text:style-name="T3">-&gt;Cyberpunk Sprawl</text:span><text:span text:style-name="T2"> (spawns Cyberpunk tropes).</text:span></text:p>
            </text:list-item>
            <text:list-item>
              <text:p text:style-name="P7"><text:span text:style-name="T2">Map </text:span><text:span text:style-name="T4">Nature/Park</text:span><text:span text:style-name="T2"> coords </text:span><text:span text:style-name="T3">-&gt;Wildlands</text:span><text:span text:style-name="T2"> (spawns Fantasy/Tribal tropes).</text:span></text:p>
            </text:list-item>
            <text:list-item>
              <text:p text:style-name="P7"><text:span text:style-name="T2">Map </text:span><text:span text:style-name="T4">Water</text:span><text:span text:style-name="T2"> coords </text:span><text:span text:style-name="T3">-&gt;The Wasteland</text:span><text:span text:style-name="T2"> (spawns Post-Apocalyptic tropes).</text:span></text:p>
            </text:list-item>
          </text:list>
        </text:list-item>
      </text:list>
      <text:p text:style-name="P4"><text:span text:style-name="T2">3. The Generator Engine</text:span></text:p>
      <text:p text:style-name="P4"><text:span text:style-name="T2">Build a function generate_npc(coordinate_x, coordinate_y, world_state) that:</text:span></text:p>
      <text:list xml:id="list2989846597" text:style-name="WWNum5">
        <text:list-item>
          <text:p text:style-name="P8"><text:span text:style-name="T2">Lookups the Biome at that coordinate.</text:span></text:p>
        </text:list-item>
        <text:list-item>
          <text:p text:style-name="P8"><text:span text:style-name="T2">Calculates OCEAN stats based on the environment (e.g., Harsh Biome = High Conscientiousness).</text:span></text:p>
        </text:list-item>
        <text:list-item>
          <text:p text:style-name="P8"><text:span text:style-name="T2">Selects a Logic Parent (Class) that fits the stats.</text:span></text:p>
        </text:list-item>
        <text:list-item>
          <text:p text:style-name="P8"><text:span text:style-name="T2">Applies a Flavor Child (Skin) based on the Biome Theme.</text:span></text:p>
        </text:list-item>
        <text:list-item>
          <text:p text:style-name="P9"><text:soft-page-break/><text:span text:style-name="T3">Deliverable:</text:span><text:span text:style-name="T2"> A script that outputs a clean JSON profile for the character.</text:span></text:p>
        </text:list-item>
      </text:list>
      <text:p text:style-name="P11"/>
      <text:p text:style-name="Standard"><text:span text:style-name="T3">JSON Output format</text:span></text:p>
      <text:p text:style-name="P12"/>
      <text:p text:style-name="Standard">{</text:p>
      <text:p text:style-name="Standard"><text:s text:c="2"/>"npc_id": "NPC_GEN_x10y45_001",</text:p>
      <text:p text:style-name="Standard"><text:s text:c="2"/>"name": "Kael Thorson",</text:p>
      <text:p text:style-name="Standard"><text:s text:c="2"/>"archetype_parent": "ARCH_LEADER_03", </text:p>
      <text:p text:style-name="Standard"><text:s text:c="2"/>"archetype_name": "The Reluctant Leader",</text:p>
      <text:p text:style-name="Standard"><text:s text:c="2"/>"trope_child": "TR_WASTE_022",</text:p>
      <text:p text:style-name="Standard"><text:s text:c="2"/>"trope_name": "The Water Merchant",</text:p>
      <text:p text:style-name="Standard"><text:s text:c="2"/>"origin": {</text:p>
      <text:p text:style-name="Standard"><text:s text:c="4"/>"coordinates": {"x": 10, "y": 45},</text:p>
      <text:p text:style-name="Standard"><text:s text:c="4"/>"biome_id": "URBAN_RUINS",</text:p>
      <text:p text:style-name="Standard"><text:s text:c="4"/>"mapped_theme": "Cyberpunk Sprawl"</text:p>
      <text:p text:style-name="Standard"><text:s text:c="2"/>},</text:p>
      <text:p text:style-name="Standard"><text:s text:c="2"/>"psychometrics": {</text:p>
      <text:p text:style-name="Standard"><text:s text:c="4"/>"ocean_stats": {</text:p>
      <text:p text:style-name="Standard"><text:s text:c="6"/>"openness": 0.35,</text:p>
      <text:p text:style-name="Standard"><text:s text:c="6"/>"conscientiousness": 0.92,</text:p>
      <text:p text:style-name="Standard"><text:s text:c="6"/>"extroversion": 0.45,</text:p>
      <text:p text:style-name="Standard"><text:s text:c="6"/>"agreeableness": 0.15,</text:p>
      <text:p text:style-name="Standard"><text:s text:c="6"/>"neuroticism": 0.78</text:p>
      <text:p text:style-name="Standard"><text:s text:c="4"/>},</text:p>
      <text:p text:style-name="Standard"><text:s text:c="4"/>"dominant_trait": "High Conscientiousness",</text:p>
      <text:p text:style-name="Standard"><text:soft-page-break/><text:s text:c="4"/>"environmental_influence": "Harsh scarcity in Urban Ruins increased Conscientiousness by +0.2."</text:p>
      <text:p text:style-name="Standard"><text:s text:c="2"/>},</text:p>
      <text:p text:style-name="Standard"><text:s text:c="2"/>"narrative": {</text:p>
      <text:p text:style-name="Standard"><text:s text:c="4"/>"goal": "Maintain stability at all costs.",</text:p>
      <text:p text:style-name="Standard"><text:s text:c="4"/>"fear": "Being abandoned or betraying someone they care about.",</text:p>
      <text:p text:style-name="Standard"><text:s text:c="4"/>"visual_description": "A ruthless trader who captures sacred beasts or rare herbs, exploiting tradition for immense profit.",</text:p>
      <text:p text:style-name="Standard"><text:s text:c="4"/>"dialogue_voice": "Stoic, Direct, Low-Trust"</text:p>
      <text:p text:style-name="Standard"><text:s text:c="2"/>}</text:p>
      <text:p text:style-name="Standard">}</text:p>
      <text:p text:style-name="P13"><text:span text:style-name="T5">Hi</text:span><text:span text:style-name="T6"> </text:span><text:span text:style-name="T5">Arman,</text:span><text:span text:style-name="T6"> </text:span><text:span text:style-name="T5">While</text:span><text:span text:style-name="T6"> </text:span><text:span text:style-name="T5">you</text:span><text:span text:style-name="T6"> </text:span><text:span text:style-name="T5">were</text:span><text:span text:style-name="T6"> </text:span><text:span text:style-name="T5">building</text:span><text:span text:style-name="T6"> </text:span><text:span text:style-name="T5">the</text:span><text:span text:style-name="T6"> </text:span><text:span text:style-name="T5">logic</text:span><text:span text:style-name="T6"> </text:span><text:span text:style-name="T5">core,</text:span><text:span text:style-name="T6"> </text:span><text:span text:style-name="T5">the</text:span><text:span text:style-name="T6"> </text:span><text:span text:style-name="T5">GIS</text:span><text:span text:style-name="T6"> </text:span><text:span text:style-name="T5">team</text:span><text:span text:style-name="T6"> </text:span><text:span text:style-name="T5">finished</text:span><text:span text:style-name="T6"> </text:span><text:span text:style-name="T5">the</text:span><text:span text:style-name="T6"> </text:span><text:span text:style-name="T5">Global</text:span><text:span text:style-name="T6"> </text:span><text:span text:style-name="T5">Atlas.</text:span><text:span text:style-name="T6"> </text:span><text:span text:style-name="T5">I</text:span><text:span text:style-name="T6"> </text:span><text:span text:style-name="T5">can</text:span><text:span text:style-name="T6"> </text:span><text:span text:style-name="T5">upload</text:span><text:span text:style-name="T6"> </text:span><text:span text:style-name="T5">the</text:span><text:span text:style-name="T6"> </text:span><text:span text:style-name="T5">folder</text:span><text:span text:style-name="T6"> </text:span><text:span text:style-name="T5">biomes_processed</text:span><text:span text:style-name="T6"> </text:span><text:span text:style-name="T5">containing</text:span><text:span text:style-name="T6"> </text:span><text:span text:style-name="T5">20</text:span><text:span text:style-name="T6"> </text:span><text:span text:style-name="T5">high-fidelity</text:span><text:span text:style-name="T6"> </text:span><text:span text:style-name="T5">terrain</text:span><text:span text:style-name="T6"> </text:span><text:span text:style-name="T5">grids.</text:span><text:span text:style-name="T6"> </text:span><text:span text:style-name="T5">These</text:span><text:span text:style-name="T6"> </text:span><text:span text:style-name="T5">range</text:span><text:span text:style-name="T6"> </text:span><text:span text:style-name="T5">from</text:span><text:span text:style-name="T6"> </text:span><text:span text:style-name="T5">Mega-Cities</text:span><text:span text:style-name="T6"> </text:span><text:span text:style-name="T5">(Tokyo)</text:span><text:span text:style-name="T6"> </text:span><text:span text:style-name="T5">to</text:span><text:span text:style-name="T6"> </text:span><text:span text:style-name="T5">Vertical</text:span><text:span text:style-name="T6"> </text:span><text:span text:style-name="T5">Peaks</text:span><text:span text:style-name="T6"> </text:span><text:span text:style-name="T5">(Everest)</text:span><text:span text:style-name="T6"> </text:span><text:span text:style-name="T5">and</text:span><text:span text:style-name="T6"> </text:span><text:span text:style-name="T5">Jungles</text:span><text:span text:style-name="T6"> </text:span><text:span text:style-name="T5">(Amazon).</text:span><text:span text:style-name="T6"> </text:span><text:span text:style-name="T5">1.</text:span><text:span text:style-name="T6"> </text:span><text:span text:style-name="T5">Integration</text:span><text:span text:style-name="T6"> </text:span><text:span text:style-name="T5">Overview</text:span><text:span text:style-name="T6"> </text:span><text:span text:style-name="T5">The</text:span><text:span text:style-name="T6"> </text:span><text:span text:style-name="T5">JSON</text:span><text:span text:style-name="T6"> </text:span><text:span text:style-name="T5">structure</text:span><text:span text:style-name="T6"> </text:span><text:span text:style-name="T5">is</text:span><text:span text:style-name="T6"> </text:span><text:span text:style-name="T5">identical</text:span><text:span text:style-name="T6"> </text:span><text:span text:style-name="T5">to</text:span><text:span text:style-name="T6"> </text:span><text:span text:style-name="T5">the</text:span><text:span text:style-name="T6"> </text:span><text:span text:style-name="T5">SF</text:span><text:span text:style-name="T6"> </text:span><text:span text:style-name="T5">file</text:span><text:span text:style-name="T6"> </text:span><text:span text:style-name="T5">you</text:span><text:span text:style-name="T6"> </text:span><text:span text:style-name="T5">used</text:span><text:span text:style-name="T6"> </text:span><text:span text:style-name="T5">for</text:span><text:span text:style-name="T6"> </text:span><text:span text:style-name="T5">testing</text:span><text:span text:style-name="T6"> </text:span><text:span text:style-name="T5">(meta,</text:span><text:span text:style-name="T6"> </text:span><text:span text:style-name="T5">grid,</text:span><text:span text:style-name="T6"> </text:span><text:span text:style-name="T5">geo_data).</text:span><text:span text:style-name="T6"> </text:span><text:span text:style-name="T5">Your</text:span><text:span text:style-name="T6"> </text:span><text:span text:style-name="T5">ingestion</text:span><text:span text:style-name="T6"> </text:span><text:span text:style-name="T5">script</text:span><text:span text:style-name="T6"> </text:span><text:span text:style-name="T5">should</text:span><text:span text:style-name="T6"> </text:span><text:span text:style-name="T5">handle</text:span><text:span text:style-name="T6"> </text:span><text:span text:style-name="T5">the</text:span><text:span text:style-name="T6"> </text:span><text:span text:style-name="T5">file</text:span><text:span text:style-name="T6"> </text:span><text:span text:style-name="T5">format</text:span><text:span text:style-name="T6"> </text:span><text:span text:style-name="T5">natively.</text:span><text:span text:style-name="T6"> </text:span><text:span text:style-name="T5">New</text:span><text:span text:style-name="T6"> </text:span><text:span text:style-name="T5">maps</text:span><text:span text:style-name="T6"> </text:span><text:span text:style-name="T5">contain</text:span><text:span text:style-name="T6"> </text:span><text:span text:style-name="T5">Biome</text:span><text:span text:style-name="T6"> </text:span><text:span text:style-name="T5">Codes</text:span><text:span text:style-name="T6"> </text:span><text:span text:style-name="T5">that</text:span><text:span text:style-name="T6"> </text:span><text:span text:style-name="T5">did</text:span><text:span text:style-name="T6"> </text:span><text:span text:style-name="T5">not</text:span><text:span text:style-name="T6"> </text:span><text:span text:style-name="T5">exist</text:span><text:span text:style-name="T6"> </text:span><text:span text:style-name="T5">in</text:span><text:span text:style-name="T6"> </text:span><text:span text:style-name="T5">San</text:span><text:span text:style-name="T6"> </text:span><text:span text:style-name="T5">Francisco.</text:span><text:span text:style-name="T6"> </text:span><text:span text:style-name="T5">Please</text:span><text:span text:style-name="T6"> </text:span><text:span text:style-name="T5">update</text:span><text:span text:style-name="T6"> </text:span><text:span text:style-name="T5">your</text:span><text:span text:style-name="T6"> </text:span><text:span text:style-name="T5">npc_generation_rules</text:span><text:span text:style-name="T6"> </text:span><text:span text:style-name="T5">to</text:span><text:span text:style-name="T6"> </text:span><text:span text:style-name="T5">handle</text:span><text:span text:style-name="T6"> </text:span><text:span text:style-name="T5">them.</text:span><text:span text:style-name="T6"> </text:span><text:span text:style-name="T5">2.</text:span><text:span text:style-name="T6"> </text:span><text:span text:style-name="T5">The</text:span><text:span text:style-name="T6"> </text:span><text:span text:style-name="T5">Master</text:span><text:span text:style-name="T6"> </text:span><text:span text:style-name="T5">Biome</text:span><text:span text:style-name="T6"> </text:span><text:span text:style-name="T5">Lookup</text:span><text:span text:style-name="T6"> </text:span><text:span text:style-name="T5">Table</text:span><text:span text:style-name="T6"> </text:span><text:span text:style-name="T5">Please</text:span><text:span text:style-name="T6"> </text:span><text:span text:style-name="T5">ensure</text:span><text:span text:style-name="T6"> </text:span><text:span text:style-name="T5">your</text:span><text:span text:style-name="T6"> </text:span><text:span text:style-name="T5">Engine</text:span><text:span text:style-name="T6"> </text:span><text:span text:style-name="T5">has</text:span><text:span text:style-name="T6"> </text:span><text:span text:style-name="T5">a</text:span><text:span text:style-name="T6"> </text:span><text:span text:style-name="T5">distinct</text:span><text:span text:style-name="T6"> </text:span><text:span text:style-name="T5">NPC</text:span><text:span text:style-name="T6"> </text:span><text:span text:style-name="T5">spawning</text:span><text:span text:style-name="T6"> </text:span><text:span text:style-name="T5">rule</text:span><text:span text:style-name="T6"> </text:span><text:span text:style-name="T5">for</text:span><text:span text:style-name="T6"> </text:span><text:span text:style-name="T5">every</text:span><text:span text:style-name="T6"> </text:span><text:span text:style-name="T5">code</text:span><text:span text:style-name="T6"> </text:span><text:span text:style-name="T5">below.</text:span><text:span text:style-name="T6"> </text:span><text:span text:style-name="T5">A.</text:span><text:span text:style-name="T6"> </text:span><text:span text:style-name="T5">The</text:span><text:span text:style-name="T6"> </text:span><text:span text:style-name="T5">Urban</text:span><text:span text:style-name="T6"> </text:span><text:span text:style-name="T5">&amp;</text:span><text:span text:style-name="T6"> </text:span><text:span text:style-name="T5">Standard</text:span><text:span text:style-name="T6"> </text:span><text:span text:style-name="T5">Set</text:span><text:span text:style-name="T6"> </text:span><text:span text:style-name="T5">Code</text:span><text:span text:style-name="T6"> </text:span><text:span text:style-name="T5">50</text:span><text:span text:style-name="T6"> </text:span><text:span text:style-name="T5">(Built-up):</text:span><text:span text:style-name="T6"> </text:span><text:span text:style-name="T5">Cities,</text:span><text:span text:style-name="T6"> </text:span><text:span text:style-name="T5">Slums,</text:span><text:span text:style-name="T6"> </text:span><text:span text:style-name="T5">Fortresses.</text:span><text:span text:style-name="T6"> </text:span><text:span text:style-name="T5">Archetypes:</text:span><text:span text:style-name="T6"> </text:span><text:span text:style-name="T5">Street</text:span><text:span text:style-name="T6"> </text:span><text:span text:style-name="T5">Urchins,</text:span><text:span text:style-name="T6"> </text:span><text:span text:style-name="T5">Corp</text:span><text:span text:style-name="T6"> </text:span><text:span text:style-name="T5">Security,</text:span><text:span text:style-name="T6"> </text:span><text:span text:style-name="T5">Fixers.</text:span><text:span text:style-name="T6"> </text:span><text:span text:style-name="T5">Code</text:span><text:span text:style-name="T6"> </text:span><text:span text:style-name="T5">10</text:span><text:span text:style-name="T6"> </text:span><text:span text:style-name="T5">(Tree</text:span><text:span text:style-name="T6"> </text:span><text:span text:style-name="T5">Cover):</text:span><text:span text:style-name="T6"> </text:span><text:span text:style-name="T5">Forests,</text:span><text:span text:style-name="T6"> </text:span><text:span text:style-name="T5">Parks.</text:span><text:span text:style-name="T6"> </text:span><text:span text:style-name="T5">Archetypes:</text:span><text:span text:style-name="T6"> </text:span><text:span text:style-name="T5">Rangers,</text:span><text:span text:style-name="T6"> </text:span><text:span text:style-name="T5">Eco-Terrorists,</text:span><text:span text:style-name="T6"> </text:span><text:span text:style-name="T5">Druids.</text:span><text:span text:style-name="T6"> </text:span><text:span text:style-name="T5">Code</text:span><text:span text:style-name="T6"> </text:span><text:span text:style-name="T5">80</text:span><text:span text:style-name="T6"> </text:span><text:span text:style-name="T5">(Permanent</text:span><text:span text:style-name="T6"> </text:span><text:span text:style-name="T5">Water):</text:span><text:span text:style-name="T6"> </text:span><text:span text:style-name="T5">Oceans,</text:span><text:span text:style-name="T6"> </text:span><text:span text:style-name="T5">Lakes.</text:span><text:span text:style-name="T6"> </text:span><text:span text:style-name="T5">Archetypes:</text:span><text:span text:style-name="T6"> </text:span><text:span text:style-name="T5">Fishermen,</text:span><text:span text:style-name="T6"> </text:span><text:span text:style-name="T5">Pirates,</text:span><text:span text:style-name="T6"> </text:span><text:span text:style-name="T5">Deep</text:span><text:span text:style-name="T6"> </text:span><text:span text:style-name="T5">Divers</text:span><text:span text:style-name="T6"> </text:span><text:span text:style-name="T5">(Requires</text:span><text:span text:style-name="T6"> </text:span><text:span text:style-name="T5">Boat).</text:span><text:span text:style-name="T6"> </text:span><text:span text:style-name="T5">B.</text:span><text:span text:style-name="T6"> </text:span><text:span text:style-name="T5">The</text:span><text:span text:style-name="T6"> </text:span><text:span text:style-name="T5">"Wasteland"</text:span><text:span text:style-name="T6"> </text:span><text:span text:style-name="T5">Set</text:span><text:span text:style-name="T6"> </text:span><text:span text:style-name="T5">(New)</text:span><text:span text:style-name="T6"> </text:span><text:span text:style-name="T5">Code</text:span><text:span text:style-name="T6"> </text:span><text:span text:style-name="T5">60</text:span><text:span text:style-name="T6"> </text:span><text:span text:style-name="T5">(Bare</text:span><text:span text:style-name="T6"> </text:span><text:span text:style-name="T5">/</text:span><text:span text:style-name="T6"> </text:span><text:span text:style-name="T5">Sparse):</text:span><text:span text:style-name="T6"> </text:span><text:span text:style-name="T5">Lava</text:span><text:span text:style-name="T6"> </text:span><text:span text:style-name="T5">Fields</text:span><text:span text:style-name="T6"> </text:span><text:span text:style-name="T5">(Etna),</text:span><text:span text:style-name="T6"> </text:span><text:span text:style-name="T5">Canyons,</text:span><text:span text:style-name="T6"> </text:span><text:span text:style-name="T5">Rocky</text:span><text:span text:style-name="T6"> </text:span><text:span text:style-name="T5">Deserts.</text:span><text:span text:style-name="T6"> </text:span><text:span text:style-name="T5">Archetypes:</text:span><text:span text:style-name="T6"> </text:span><text:span text:style-name="T5">Scavengers,</text:span><text:span text:style-name="T6"> </text:span><text:span text:style-name="T5">Miners,</text:span><text:span text:style-name="T6"> </text:span><text:span text:style-name="T5">Bandits,</text:span><text:span text:style-name="T6"> </text:span><text:span text:style-name="T5">Outlaws.</text:span><text:span text:style-name="T6"> </text:span><text:span text:style-name="T5">Code</text:span><text:span text:style-name="T6"> </text:span><text:span text:style-name="T5">20</text:span><text:span text:style-name="T6"> </text:span><text:span text:style-name="T5">(Shrubland):</text:span><text:span text:style-name="T6"> </text:span><text:span text:style-name="T5">Savannas,</text:span><text:span text:style-name="T6"> </text:span><text:span text:style-name="T5">Dry</text:span><text:span text:style-name="T6"> </text:span><text:span text:style-name="T5">Scrub.</text:span><text:span text:style-name="T6"> </text:span><text:span text:style-name="T5">Archetypes:</text:span><text:span text:style-name="T6"> </text:span><text:span text:style-name="T5">Nomads,</text:span><text:span text:style-name="T6"> </text:span><text:span text:style-name="T5">Beast</text:span><text:span text:style-name="T6"> </text:span><text:span text:style-name="T5">Hunters,</text:span><text:span text:style-name="T6"> </text:span><text:span text:style-name="T5">Caravan</text:span><text:span text:style-name="T6"> </text:span><text:span text:style-name="T5">Guards.</text:span><text:span text:style-name="T6"> </text:span><text:span text:style-name="T5">Code</text:span><text:span text:style-name="T6"> </text:span><text:span text:style-name="T5">30</text:span><text:span text:style-name="T6"> </text:span><text:span text:style-name="T5">(Grassland):</text:span><text:span text:style-name="T6"> </text:span><text:span text:style-name="T5">Open</text:span><text:span text:style-name="T6"> </text:span><text:span text:style-name="T5">Plains</text:span><text:span text:style-name="T6"> </text:span><text:span text:style-name="T5">(Mongolia).</text:span><text:span text:style-name="T6"> </text:span><text:span text:style-name="T5">Archetypes:</text:span><text:span text:style-name="T6"> </text:span><text:span text:style-name="T5">Mounted</text:span><text:span text:style-name="T6"> </text:span><text:span text:style-name="T5">Scouts,</text:span><text:span text:style-name="T6"> </text:span><text:span text:style-name="T5">Farmers,</text:span><text:span text:style-name="T6"> </text:span><text:span text:style-name="T5">Herders.</text:span><text:span text:style-name="T6"> </text:span><text:span text:style-name="T5">C.</text:span><text:span text:style-name="T6"> </text:span><text:span text:style-name="T5">The</text:span><text:span text:style-name="T6"> </text:span><text:span text:style-name="T5">"Extreme"</text:span><text:span text:style-name="T6"> </text:span><text:span text:style-name="T5">Set</text:span><text:span text:style-name="T6"> </text:span><text:span text:style-name="T5">Code</text:span><text:span text:style-name="T6"> </text:span><text:span text:style-name="T5">70</text:span><text:span text:style-name="T6"> </text:span><text:span text:style-name="T5">(Snow</text:span><text:span text:style-name="T6"> </text:span><text:span text:style-name="T5">&amp;</text:span><text:span text:style-name="T6"> </text:span><text:span text:style-name="T5">Ice):</text:span><text:span text:style-name="T6"> </text:span><text:span text:style-name="T5">Everest,</text:span><text:span text:style-name="T6"> </text:span><text:span text:style-name="T5">Glaciers.</text:span><text:span text:style-name="T6"> </text:span><text:span text:style-name="T5">Archetypes:</text:span><text:span text:style-name="T6"> </text:span><text:span text:style-name="T5">Researchers,</text:span><text:span text:style-name="T6"> </text:span><text:span text:style-name="T5">High-Altitude</text:span><text:span text:style-name="T6"> </text:span><text:span text:style-name="T5">Sherpas,</text:span><text:span text:style-name="T6"> </text:span><text:span text:style-name="T5">Survivalists,</text:span><text:span text:style-name="T6"> </text:span><text:span text:style-name="T5">"The</text:span><text:span text:style-name="T6"> </text:span><text:span text:style-name="T5">Frozen."</text:span><text:span text:style-name="T6"> </text:span><text:span text:style-name="T5">Code</text:span><text:span text:style-name="T6"> </text:span><text:span text:style-name="T5">90</text:span><text:span text:style-name="T6"> </text:span><text:span text:style-name="T5">&amp;</text:span><text:span text:style-name="T6"> </text:span><text:span text:style-name="T5">95</text:span><text:span text:style-name="T6"> </text:span><text:span text:style-name="T5">(Wetlands</text:span><text:span text:style-name="T6"> </text:span><text:span text:style-name="T5">/</text:span><text:span text:style-name="T6"> </text:span><text:span text:style-name="T5">Mangroves):</text:span><text:span text:style-name="T6"> </text:span><text:span text:style-name="T5">Amazon</text:span><text:span text:style-name="T6"> </text:span><text:span text:style-name="T5">Swamps.</text:span><text:span text:style-name="T6"> </text:span><text:span text:style-name="T5">Archetypes:</text:span><text:span text:style-name="T6"> </text:span><text:span text:style-name="T5">Smugglers,</text:span><text:span text:style-name="T6"> </text:span><text:span text:style-name="T5">Biologists,</text:span><text:span text:style-name="T6"> </text:span><text:span text:style-name="T5">Hermits.</text:span><text:span text:style-name="T6"> </text:span><text:span text:style-name="T5">Code</text:span><text:span text:style-name="T6"> </text:span><text:span text:style-name="T5">100</text:span><text:span text:style-name="T6"> </text:span><text:span text:style-name="T5">(Moss</text:span><text:span text:style-name="T6"> </text:span><text:span text:style-name="T5">&amp;</text:span><text:span text:style-name="T6"> </text:span><text:span text:style-name="T5">Lichen):</text:span><text:span text:style-name="T6"> </text:span><text:span text:style-name="T5">Tundra</text:span><text:span text:style-name="T6"> </text:span><text:span text:style-name="T5">(Siberia).</text:span><text:span text:style-name="T6"> </text:span><text:span text:style-name="T5">Archetypes:</text:span><text:span text:style-name="T6"> </text:span><text:span text:style-name="T5">Reindeer</text:span><text:span text:style-name="T6"> </text:span><text:span text:style-name="T5">Herders,</text:span><text:span text:style-name="T6"> </text:span><text:span text:style-name="T5">Exiles.</text:span><text:span text:style-name="T6"> </text:span><text:span text:style-name="T5">3.</text:span><text:span text:style-name="T6"> </text:span><text:span text:style-name="T5">The</text:span><text:span text:style-name="T6"> </text:span><text:span text:style-name="T5">Logic</text:span><text:span text:style-name="T6"> </text:span><text:span text:style-name="T5">Override</text:span><text:span text:style-name="T6"> </text:span><text:span text:style-name="T5">(Safety</text:span><text:span text:style-name="T6"> </text:span><text:span text:style-name="T5">Patch)</text:span><text:span text:style-name="T6"> </text:span><text:span text:style-name="T5">in</text:span><text:span text:style-name="T6"> </text:span><text:span text:style-name="T5">extreme</text:span><text:span text:style-name="T6"> </text:span><text:span text:style-name="T5">polar</text:span><text:span text:style-name="T6"> </text:span><text:span text:style-name="T5">latitudes,</text:span><text:span text:style-name="T6"> </text:span><text:span text:style-name="T5">the</text:span><text:span text:style-name="T6"> </text:span><text:soft-page-break/><text:span text:style-name="T5">satellite</text:span><text:span text:style-name="T6"> </text:span><text:span text:style-name="T5">data</text:span><text:span text:style-name="T6"> </text:span><text:span text:style-name="T5">sometimes</text:span><text:span text:style-name="T6"> </text:span><text:span text:style-name="T5">hallucinates</text:span><text:span text:style-name="T6"> </text:span><text:span text:style-name="T5">"Trees"</text:span><text:span text:style-name="T6"> </text:span><text:span text:style-name="T5">(Code</text:span><text:span text:style-name="T6"> </text:span><text:span text:style-name="T5">10)</text:span><text:span text:style-name="T6"> </text:span><text:span text:style-name="T5">due</text:span><text:span text:style-name="T6"> </text:span><text:span text:style-name="T5">to</text:span><text:span text:style-name="T6"> </text:span><text:span text:style-name="T5">sensor</text:span><text:span text:style-name="T6"> </text:span><text:span text:style-name="T5">errors</text:span><text:span text:style-name="T6"> </text:span><text:span text:style-name="T5">on</text:span><text:span text:style-name="T6"> </text:span><text:span text:style-name="T5">the</text:span><text:span text:style-name="T6"> </text:span><text:span text:style-name="T5">ice.</text:span><text:span text:style-name="T6"> </text:span><text:span text:style-name="T5">To</text:span><text:span text:style-name="T6"> </text:span><text:span text:style-name="T5">prevent</text:span><text:span text:style-name="T6"> </text:span><text:span text:style-name="T5">spawning</text:span><text:span text:style-name="T6"> </text:span><text:span text:style-name="T5">"Forest</text:span><text:span text:style-name="T6"> </text:span><text:span text:style-name="T5">Rangers"</text:span><text:span text:style-name="T6"> </text:span><text:span text:style-name="T5">in</text:span><text:span text:style-name="T6"> </text:span><text:span text:style-name="T5">Antarctica,</text:span><text:span text:style-name="T6"> </text:span><text:span text:style-name="T5">add</text:span><text:span text:style-name="T6"> </text:span><text:span text:style-name="T5">this</text:span><text:span text:style-name="T6"> </text:span><text:span text:style-name="T5">Latitude</text:span><text:span text:style-name="T6"> </text:span><text:span text:style-name="T5">Override</text:span><text:span text:style-name="T6"> </text:span><text:span text:style-name="T5">to</text:span><text:span text:style-name="T6"> </text:span><text:span text:style-name="T5">your</text:span><text:span text:style-name="T6"> </text:span><text:span text:style-name="T5">ingestion</text:span><text:span text:style-name="T6"> </text:span><text:span text:style-name="T5">loop:</text:span><text:span text:style-name="T6"> </text:span><text:span text:style-name="T5">Python</text:span><text:span text:style-name="T6"> </text:span><text:span text:style-name="T5">#</text:span><text:span text:style-name="T6"> </text:span><text:span text:style-name="T5">LOGIC</text:span><text:span text:style-name="T6"> </text:span><text:span text:style-name="T5">PATCH:</text:span><text:span text:style-name="T6"> </text:span><text:span text:style-name="T5">Sanity</text:span><text:span text:style-name="T6"> </text:span><text:span text:style-name="T5">check</text:span><text:span text:style-name="T6"> </text:span><text:span text:style-name="T5">for</text:span><text:span text:style-name="T6"> </text:span><text:span text:style-name="T5">Polar</text:span><text:span text:style-name="T6"> </text:span><text:span text:style-name="T5">Regions</text:span><text:span text:style-name="T6"> </text:span><text:span text:style-name="T5">#</text:span><text:span text:style-name="T6"> </text:span><text:span text:style-name="T5">If</text:span><text:span text:style-name="T6"> </text:span><text:span text:style-name="T5">we</text:span><text:span text:style-name="T6"> </text:span><text:span text:style-name="T5">are</text:span><text:span text:style-name="T6"> </text:span><text:span text:style-name="T5">at</text:span><text:span text:style-name="T6"> </text:span><text:span text:style-name="T5">the</text:span><text:span text:style-name="T6"> </text:span><text:span text:style-name="T5">poles,</text:span><text:span text:style-name="T6"> </text:span><text:span text:style-name="T5">force</text:span><text:span text:style-name="T6"> </text:span><text:span text:style-name="T5">'Trees'</text:span><text:span text:style-name="T6"> </text:span><text:span text:style-name="T5">to</text:span><text:span text:style-name="T6"> </text:span><text:span text:style-name="T5">become</text:span><text:span text:style-name="T6"> </text:span><text:span text:style-name="T5">'Ice'</text:span><text:span text:style-name="T6"> </text:span><text:span text:style-name="T5">or</text:span><text:span text:style-name="T6"> </text:span><text:span text:style-name="T5">'Tundra'</text:span><text:span text:style-name="T6"> </text:span><text:span text:style-name="T5">current_lat</text:span><text:span text:style-name="T6"> </text:span><text:span text:style-name="T5">=</text:span><text:span text:style-name="T6"> </text:span><text:span text:style-name="T5">meta['bounding_box']['north']</text:span><text:span text:style-name="T6"> </text:span><text:span text:style-name="T5">#</text:span><text:span text:style-name="T6"> </text:span><text:span text:style-name="T5">Get</text:span><text:span text:style-name="T6"> </text:span><text:span text:style-name="T5">latitude</text:span><text:span text:style-name="T6"> </text:span><text:span text:style-name="T5">from</text:span><text:span text:style-name="T6"> </text:span><text:span text:style-name="T5">file</text:span><text:span text:style-name="T6"> </text:span><text:span text:style-name="T5">meta</text:span><text:span text:style-name="T6"> </text:span><text:span text:style-name="T5">if</text:span><text:span text:style-name="T6"> </text:span><text:span text:style-name="T5">(current_lat</text:span><text:span text:style-name="T6"> </text:span><text:span text:style-name="T5">&gt;</text:span><text:span text:style-name="T6"> </text:span><text:span text:style-name="T5">65</text:span><text:span text:style-name="T6"> </text:span><text:span text:style-name="T5">or</text:span><text:span text:style-name="T6"> </text:span><text:span text:style-name="T5">current_lat</text:span><text:span text:style-name="T6"> </text:span><text:span text:style-name="T5">&lt;</text:span><text:span text:style-name="T6"> </text:span><text:span text:style-name="T5">-60):</text:span><text:span text:style-name="T6"> </text:span><text:span text:style-name="T5">if</text:span><text:span text:style-name="T6"> </text:span><text:span text:style-name="T5">biome_code</text:span><text:span text:style-name="T6"> </text:span><text:span text:style-name="T5">==</text:span><text:span text:style-name="T6"> </text:span><text:span text:style-name="T5">10:</text:span><text:span text:style-name="T6"> </text:span><text:span text:style-name="T5">biome_code</text:span><text:span text:style-name="T6"> </text:span><text:span text:style-name="T5">=</text:span><text:span text:style-name="T6"> </text:span><text:span text:style-name="T5">100</text:span><text:span text:style-name="T6"> </text:span><text:span text:style-name="T5">#</text:span><text:span text:style-name="T6"> </text:span><text:span text:style-name="T5">Force</text:span><text:span text:style-name="T6"> </text:span><text:span text:style-name="T5">swap</text:span><text:span text:style-name="T6"> </text:span><text:span text:style-name="T5">to</text:span><text:span text:style-name="T6"> </text:span><text:span text:style-name="T5">Tundra/Moss</text:span><text:span text:style-name="T6"> </text:span><text:span text:style-name="T5">4.</text:span><text:span text:style-name="T6"> </text:span><text:span text:style-name="T5">Next</text:span><text:span text:style-name="T6"> </text:span><text:span text:style-name="T5">Steps</text:span><text:span text:style-name="T6"> </text:span><text:span text:style-name="T5">Ingest:</text:span><text:span text:style-name="T6"> </text:span><text:span text:style-name="T5">Pull</text:span><text:span text:style-name="T6"> </text:span><text:span text:style-name="T5">the</text:span><text:span text:style-name="T6"> </text:span><text:span text:style-name="T5">biomes_processed</text:span><text:span text:style-name="T6"> </text:span><text:span text:style-name="T5">folder.</text:span><text:span text:style-name="T6"> </text:span><text:span text:style-name="T5">Update:</text:span><text:span text:style-name="T6"> </text:span><text:span text:style-name="T5">Add</text:span><text:span text:style-name="T6"> </text:span><text:span text:style-name="T5">the</text:span><text:span text:style-name="T6"> </text:span><text:span text:style-name="T5">rules</text:span><text:span text:style-name="T6"> </text:span><text:span text:style-name="T5">for</text:span><text:span text:style-name="T6"> </text:span><text:span text:style-name="T5">Codes</text:span><text:span text:style-name="T6"> </text:span><text:span text:style-name="T5">20,</text:span><text:span text:style-name="T6"> </text:span><text:span text:style-name="T5">30,</text:span><text:span text:style-name="T6"> </text:span><text:span text:style-name="T5">60,</text:span><text:span text:style-name="T6"> </text:span><text:span text:style-name="T5">70,</text:span><text:span text:style-name="T6"> </text:span><text:span text:style-name="T5">90,</text:span><text:span text:style-name="T6"> </text:span><text:span text:style-name="T5">100.</text:span><text:span text:style-name="T6"> </text:span><text:span text:style-name="T5">Patch:</text:span><text:span text:style-name="T6"> </text:span><text:span text:style-name="T5">Add</text:span><text:span text:style-name="T6"> </text:span><text:span text:style-name="T5">the</text:span><text:span text:style-name="T6"> </text:span><text:span text:style-name="T5">Latitude</text:span><text:span text:style-name="T6"> </text:span><text:span text:style-name="T5">Override.</text:span><text:span text:style-name="T6"> </text:span><text:span text:style-name="T5">Verify:</text:span><text:span text:style-name="T6"> </text:span><text:span text:style-name="T5">Run</text:span><text:span text:style-name="T6"> </text:span><text:span text:style-name="T5">a</text:span><text:span text:style-name="T6"> </text:span><text:span text:style-name="T5">test</text:span><text:span text:style-name="T6"> </text:span><text:span text:style-name="T5">generation</text:span><text:span text:style-name="T6"> </text:span><text:span text:style-name="T5">on</text:span><text:span text:style-name="T6"> </text:span><text:span text:style-name="T5">Tokyo_MegaCity.json</text:span><text:span text:style-name="T6"> </text:span><text:span text:style-name="T5">and</text:span><text:span text:style-name="T6"> </text:span><text:span text:style-name="T5">Yakutsk_FrozenTundra.json</text:span><text:span text:style-name="T6"> </text:span><text:span text:style-name="T5">to</text:span><text:span text:style-name="T6"> </text:span><text:span text:style-name="T5">confirm</text:span><text:span text:style-name="T6"> </text:span><text:span text:style-name="T5">distinct</text:span><text:span text:style-name="T6"> </text:span><text:span text:style-name="T5">populations</text:span><text:span text:style-name="T6"> </text:span><text:span text:style-name="T5">appe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can" svg:font-family="Macan, 'Helvetica Neue', Helvetica, Arial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math-inlin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osh Rao</meta:initial-creator>
    <meta:editing-cycles>2</meta:editing-cycles>
    <meta:creation-date>2025-12-21T09:07:00</meta:creation-date>
    <dc:date>2025-12-30T14:36:19.858077537</dc:date>
    <meta:editing-duration>PT11M36S</meta:editing-duration>
    <meta:generator>LibreOffice/7.3.7.2$Linux_X86_64 LibreOffice_project/30$Build-2</meta:generator>
    <meta:document-statistic meta:table-count="0" meta:image-count="0" meta:object-count="0" meta:page-count="4" meta:paragraph-count="61" meta:word-count="745" meta:character-count="5340" meta:non-whitespace-character-count="4571"/>
    <meta:user-defined meta:name="AppVersion">16.0000</meta:user-defined>
    <meta:template xlink:type="simple" xlink:actuate="onRequest" xlink:title="Normal.dotm" xlink:href=""/>
  </office:meta>
</office:document-meta>
</file>